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1312" draw:style-name="a0" draw:name="Resim 2" text:anchor-type="paragraph" svg:x="-0.00417in" svg:y="3.91597in" svg:width="3.10278in" svg:height="5.80486in" style:rel-width="scale" style:rel-height="scale"><draw:image xlink:href="media/image1.jpeg" xlink:type="simple" xlink:show="embed" xlink:actuate="onLoad"/><svg:title/><svg:desc/></draw:frame><draw:frame draw:z-index="251659264" draw:style-name="a1" draw:name="Resim 1" text:anchor-type="paragraph" svg:x="0in" svg:y="0.14792in" svg:width="6.3in" svg:height="3.38611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tr" style:country-asian="T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1" style:display-name="p1" style:family="paragraph" style:parent-style-name="Normal">
      <style:text-properties style:font-name="Helvetica" style:font-name-complex="Times New Roman" style:letter-kerning="false" fo:font-size="9pt" style:font-size-asian="9pt" style:font-size-complex="9pt" fo:hyphenate="false"/>
    </style:style>
    <style:style style:name="s1" style:display-name="s1" style:family="text" style:parent-style-name="DefaultParagraphFont">
      <style:text-properties style:font-name="Helvetica" fo:font-weight="normal" style:font-weight-asian="normal" style:font-weight-complex="normal" fo:font-style="normal" style:font-style-asian="normal" style:font-style-complex="norma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uket bayık</meta:initial-creator>
    <dc:creator>Buket Bayık</dc:creator>
    <meta:creation-date>2023-07-02T21:49:00Z</meta:creation-date>
    <dc:date>2023-07-02T21:49:00Z</dc:date>
    <meta:template xlink:href="Normal.dotm" xlink:type="simple"/>
    <meta:editing-cycles>5</meta:editing-cycles>
    <meta:editing-duration>PT180S</meta:editing-duration>
    <meta:document-statistic meta:page-count="1" meta:paragraph-count="1" meta:word-count="0" meta:character-count="2" meta:row-count="1" meta:non-whitespace-character-count="2"/>
  </office:meta>
</office:document-meta>
</file>